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ad649a" draw:marker-start-width="0.3cm" draw:marker-start-center="false" draw:marker-end-width="0.3cm" draw:marker-end-center="false" draw:fill="none" draw:fill-color="#f2ffe5" draw:textarea-horizontal-align="center" draw:textarea-vertical-align="middle" fo:padding-top="0.009cm" fo:padding-bottom="0.009cm" fo:padding-left="0.009cm" fo:padding-right="0.009cm" draw:shadow="hidden" draw:shadow-offset-x="0.3cm" draw:shadow-offset-y="0.3cm" draw:shadow-color="#808080"/>
    </style:style>
    <style:style style:name="gr2" style:family="graphic" style:parent-style-name="standard">
      <style:graphic-properties draw:stroke="solid" svg:stroke-width="0.019cm" svg:stroke-color="#0098cc" draw:marker-start-width="0.3cm" draw:marker-start-center="false" draw:marker-end-width="0.3cm" draw:marker-end-center="false" draw:fill="none" draw:fill-color="#f2ffe5" draw:textarea-horizontal-align="center" draw:textarea-vertical-align="middle" fo:padding-top="0.009cm" fo:padding-bottom="0.009cm" fo:padding-left="0.009cm" fo:padding-right="0.009cm" draw:shadow="hidden" draw:shadow-offset-x="0.3cm" draw:shadow-offset-y="0.3cm" draw:shadow-color="#808080"/>
    </style:style>
    <style:style style:name="gr3" style:family="graphic" style:parent-style-name="standard">
      <style:graphic-properties draw:stroke="solid" svg:stroke-width="0.019cm" svg:stroke-color="#000000" draw:marker-start-width="0.3cm" draw:marker-start-center="false" draw:marker-end-width="0.3cm" draw:marker-end-center="false" draw:fill="none" draw:fill-color="#f2ffe5" draw:textarea-horizontal-align="center" draw:textarea-vertical-align="middle" fo:padding-top="0.009cm" fo:padding-bottom="0.009cm" fo:padding-left="0.009cm" fo:padding-right="0.009cm" draw:shadow="hidden" draw:shadow-offset-x="0.3cm" draw:shadow-offset-y="0.3cm" draw:shadow-color="#808080"/>
    </style:style>
    <style:style style:name="gr4" style:family="graphic" style:parent-style-name="standard">
      <style:graphic-properties draw:stroke="none" svg:stroke-width="0.019cm" svg:stroke-color="#000000" draw:marker-start-width="0.3cm" draw:marker-start-center="false" draw:marker-end-width="0.3cm" draw:marker-end-center="false" draw:fill="none" draw:fill-color="#f2ffe5" draw:auto-grow-width="true" fo:min-height="0.331cm" fo:min-width="0.197cm" draw:shadow="hidden" draw:shadow-offset-x="0.3cm" draw:shadow-offset-y="0.3cm" draw:shadow-color="#808080"/>
    </style:style>
    <style:style style:name="gr5" style:family="graphic" style:parent-style-name="standard">
      <style:graphic-properties draw:stroke="none" svg:stroke-width="0.019cm" svg:stroke-color="#000000" draw:marker-start-width="0.3cm" draw:marker-start-center="false" draw:marker-end-width="0.3cm" draw:marker-end-center="false" draw:fill="none" draw:fill-color="#f2ffe5" draw:auto-grow-width="true" fo:min-height="0.331cm" fo:min-width="0.51cm" draw:shadow="hidden" draw:shadow-offset-x="0.3cm" draw:shadow-offset-y="0.3cm" draw:shadow-color="#808080"/>
    </style:style>
    <style:style style:name="gr6" style:family="graphic" style:parent-style-name="standard">
      <style:graphic-properties draw:stroke="none" svg:stroke-width="0.019cm" svg:stroke-color="#000000" draw:marker-start-width="0.3cm" draw:marker-start-center="false" draw:marker-end-width="0.3cm" draw:marker-end-center="false" draw:fill="none" draw:fill-color="#f2ffe5" draw:auto-grow-width="true" fo:min-height="0.331cm" fo:min-width="0.692cm" draw:shadow="hidden" draw:shadow-offset-x="0.3cm" draw:shadow-offset-y="0.3cm" draw:shadow-color="#808080"/>
    </style:style>
    <style:style style:name="gr7" style:family="graphic" style:parent-style-name="standard">
      <style:graphic-properties draw:stroke="none" svg:stroke-width="0.019cm" svg:stroke-color="#000000" draw:marker-start-width="0.3cm" draw:marker-start-center="false" draw:marker-end-width="0.3cm" draw:marker-end-center="false" draw:fill="none" draw:fill-color="#f2ffe5" fo:min-height="0.382cm" draw:shadow="hidden" draw:shadow-offset-x="0.3cm" draw:shadow-offset-y="0.3cm" draw:shadow-color="#808080"/>
    </style:style>
    <style:style style:name="gr8" style:family="graphic" style:parent-style-name="standard">
      <style:graphic-properties draw:stroke="none" svg:stroke-width="0.019cm" svg:stroke-color="#000000" draw:marker-start-width="0.3cm" draw:marker-start-center="false" draw:marker-end-width="0.3cm" draw:marker-end-center="false" draw:fill="none" draw:fill-color="#f2ffe5" draw:auto-grow-width="true" fo:min-height="0.331cm" fo:min-width="1.158cm" draw:shadow="hidden" draw:shadow-offset-x="0.3cm" draw:shadow-offset-y="0.3cm" draw:shadow-color="#808080"/>
    </style:style>
    <style:style style:name="P1" style:family="paragraph">
      <loext:graphic-properties draw:fill="none" draw:fill-color="#f2ff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 style:family="paragraph">
      <loext:graphic-properties draw:fill="none" draw:fill-color="#f2ffe5"/>
      <style:paragraph-properties fo:margin-left="0cm" fo:margin-right="0cm" fo:margin-top="0cm" fo:margin-bottom="0cm" fo:line-height="100%" fo:text-align="center" fo:text-indent="0cm"/>
      <style:text-properties fo:color="#0098cc" style:text-outline="false" style:text-line-through-style="none" style:text-line-through-type="none" style:font-name="Times New Roman"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2ffe5"/>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8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5" style:family="paragraph">
      <loext:graphic-properties draw:fill="none" draw:fill-color="#f2ffe5"/>
      <style:paragraph-properties fo:margin-left="0cm" fo:margin-right="0cm" fo:margin-top="0cm" fo:margin-bottom="0cm" fo:line-height="100%" fo:text-indent="0cm"/>
      <style:text-properties fo:color="#0098cc" style:text-outline="false" style:text-line-through-style="none" style:text-line-through-type="none" style:font-name="Bitstream Vera Sans" fo:font-size="8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6" style:family="paragraph">
      <loext:graphic-properties draw:fill="none" draw:fill-color="#f2ffe5"/>
      <style:paragraph-properties fo:margin-left="0cm" fo:margin-right="0cm" fo:margin-top="0cm" fo:margin-bottom="0cm" fo:line-height="100%" fo:text-indent="0cm"/>
      <style:text-properties fo:color="#ad649a" style:text-outline="false" style:text-line-through-style="none" style:text-line-through-type="none" style:font-name="Bitstream Vera Sans" fo:font-size="8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8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2" style:family="text">
      <style:text-properties fo:color="#0098cc" style:text-outline="false" style:text-line-through-style="none" style:text-line-through-type="none" style:font-name="Bitstream Vera Sans" fo:font-size="8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3" style:family="text">
      <style:text-properties fo:color="#ad649a" style:text-outline="false" style:text-line-through-style="none" style:text-line-through-type="none" style:font-name="Bitstream Vera Sans" fo:font-size="8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text-style-name="P1" draw:layer="layout" svg:width="0.424cm" svg:height="0.287cm" svg:x="9.717cm" svg:y="15.667cm" svg:viewBox="0 0 425 288" svg:d="M0 0c81 0 265 0 310 58l80 104 35 126h-10">
            <text:p/>
          </draw:path>
          <draw:polyline draw:style-name="gr2" draw:text-style-name="P2" draw:layer="layout" svg:width="0.05cm" svg:height="0.398cm" svg:x="12.134cm" svg:y="15.579cm" svg:viewBox="0 0 51 399" draw:points="51,0 0,141 0,284 0,399">
            <text:p/>
          </draw:polyline>
          <draw:path draw:style-name="gr3" draw:text-style-name="P1" draw:layer="layout" svg:width="3.107cm" svg:height="0.024cm" svg:x="9.818cm" svg:y="15.937cm" svg:viewBox="0 0 3108 25" svg:d="M0 0c108 19 220 7 330 19s229 0 342 0 226-5 340-12 237 0 357 12 231 0 351 0 226 0 342 0 235 0 351-12 235-7 353 0 229 21 342 0">
            <text:p/>
          </draw:path>
          <draw:path draw:style-name="gr3" draw:text-style-name="P1" draw:layer="layout" svg:width="0.847cm" svg:height="1.936cm" svg:x="8.957cm" svg:y="13.991cm" svg:viewBox="0 0 848 1937" svg:d="M848 1937c-24-118-100-219-155-325s-106-215-153-324-101-230-143-343-81-234-145-338-91-224-143-330l-40-120-46-109-23-48">
            <text:p/>
          </draw:path>
          <draw:frame draw:style-name="gr4" draw:text-style-name="P4" draw:layer="layout" svg:width="0.697cm" svg:height="0.581cm" svg:x="9.404cm" svg:y="15.881cm">
            <draw:text-box>
              <text:p text:style-name="P3"><text:span text:style-name="T1">A</text:span></text:p>
            </draw:text-box>
          </draw:frame>
          <draw:frame draw:style-name="gr5" draw:text-style-name="P5" draw:layer="layout" svg:width="1.01cm" svg:height="0.581cm" svg:x="11.293cm" svg:y="15.487cm">
            <draw:text-box>
              <text:p text:style-name="P3"><text:span text:style-name="T2">31°</text:span></text:p>
            </draw:text-box>
          </draw:frame>
          <draw:frame draw:style-name="gr6" draw:text-style-name="P6" draw:layer="layout" svg:width="1.192cm" svg:height="0.581cm" svg:x="9.629cm" svg:y="15.2cm">
            <draw:text-box>
              <text:p text:style-name="P3"><text:span text:style-name="T3">100°</text:span></text:p>
            </draw:text-box>
          </draw:frame>
          <draw:frame draw:style-name="gr7" draw:text-style-name="P4" draw:layer="layout" svg:width="0.376cm" svg:height="0.632cm" svg:x="8.747cm" svg:y="13.5cm">
            <draw:text-box>
              <text:p text:style-name="P3"><text:span text:style-name="T1">G</text:span></text:p>
            </draw:text-box>
          </draw:frame>
          <draw:path draw:style-name="gr3" draw:text-style-name="P1" draw:layer="layout" svg:width="3.938cm" svg:height="1.939cm" svg:x="8.96cm" svg:y="13.998cm" svg:viewBox="0 0 3939 1940" svg:d="M0 0c65 19 115 62 166 101s113 97 169 137 101 81 168 102c58 16 114 46 166 83s116 66 171 111c47 36 111 59 169 83s111 55 169 85 110 55 168 72 106 59 167 73 110 58 172 70 109 60 172 81 110 55 171 80 120 46 180 70 110 55 166 85 113 49 168 67 109 37 164 55 111 44 166 60 118 61 181 88 118 47 177 72 116 57 171 80 113 54 173 79 109 72 167 97 111 63 168 85l30 24">
            <text:p/>
          </draw:path>
          <draw:frame draw:style-name="gr4" draw:text-style-name="P4" draw:layer="layout" svg:width="0.697cm" svg:height="0.581cm" svg:x="12.673cm" svg:y="15.882cm">
            <draw:text-box>
              <text:p text:style-name="P3"><text:span text:style-name="T1">Z</text:span></text:p>
            </draw:text-box>
          </draw:frame>
          <draw:frame draw:style-name="gr8" draw:text-style-name="P4" draw:layer="layout" svg:width="1.658cm" svg:height="0.581cm" svg:x="10.476cm" svg:y="15.937cm">
            <draw:text-box>
              <text:p text:style-name="P3"><text:span text:style-name="T1">11,2 cm</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3:08:28.266946057</meta:creation-date>
    <dc:date>2018-02-27T16:07:39.150670132</dc:date>
    <meta:editing-duration>PT1M18S</meta:editing-duration>
    <meta:editing-cycles>2</meta:editing-cycles>
    <meta:generator>LibreOffice/6.0.0.3$MacOSX_X86_64 LibreOffice_project/64a0f66915f38c6217de274f0aa8e15618924765</meta:generator>
    <meta:document-statistic meta:object-count="12"/>
  </office:meta>
</office:document-meta>
</file>